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First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Second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cs" fo:country="CZ" style:letter-kerning="true" style:font-size-asian="12pt" style:language-asian="hi" style:country-asian="IN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olesovsky</meta:initial-creator>
    <meta:creation-date>2014-10-06T20:23:17.492083731</meta:creation-date>
    <dc:date>2016-09-14T19:12:50.112307941</dc:date>
    <dc:creator>Miklos Vajna</dc:creator>
    <meta:editing-duration>PT1H10M31S</meta:editing-duration>
    <meta:editing-cycles>9</meta:editing-cycles>
    <meta:generator>LibreOfficeDev/5.3.0.0.alpha0$Linux_X86_64 LibreOffice_project/8e9c46a497edb83d3544006bd1ba83244d26c640</meta:generator>
    <meta:document-statistic meta:object-count="27"/>
  </office:meta>
</office:document-meta>
</file>